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6cf4"/>
    </style:style>
    <style:style style:name="P2" style:family="paragraph" style:parent-style-name="Standard">
      <style:text-properties officeooo:paragraph-rsid="000e2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a program to issue a book from library ,to enter the library you need to be a student of the class (need to verify using some roll no etc.) but <text:s/>you can only issue one book at a time . give the details of student after <text:s/>the book is issued </text:p>
      <text:p text:style-name="P1"/>
      <text:p text:style-name="P1">*use exception handling to show the error message</text:p>
      <text:p text:style-name="Standard"/>
      <text:p text:style-name="P2">there is a very good bar in town , and you can enter if you have satisfied these conditions <text:s text:c="39"/>1 . if your age is more than 18 </text:p>
      <text:p text:style-name="P2">2 . stag entry is not allowed. </text:p>
      <text:p text:style-name="P2"><text:s/>3. you need to pay by card , cash is not accepted. <text:s/>you need to generate a bill according to you . *shows an error message if you have not satisfy these conditions. (use exception handling)</text:p>
      <text:p text:style-name="Standard"/>
      <text:p text:style-name="P2">user wishes to take an term life insurance but for that there are some conditions given below <text:s text:c="20"/>1 . for rural area income should be more than 8L. </text:p>
      <text:p text:style-name="P2">2 . for <text:s/>urban area income is more than 5 lakhs <text:s text:c="7"/></text:p>
      <text:p text:style-name="P2">enter user details then verify them to the eligibility. <text:s text:c="4"/></text:p>
      <text:p text:style-name="P2">calculate the monthly premium of user for 14 lakhs with a tax of 12 % for urban area and 10 % for rural area . user can <text:s/>only pay at to the age of 42.</text:p>
      <text:p text:style-name="P2"/>
      <text:p text:style-name="P2">Suppose you are working in an MNC. <text:s/>after your joining there will be a probation period of 6 months, in this period you are drawing only 80% of your monthly salary. after that you will get the full salary. <text:s text:c="3"/>Every month from your salary you have </text:p>
      <text:p text:style-name="P2">1. 12% tax</text:p>
      <text:p text:style-name="P2">2. 8% to provident fund after paying the tax <text:s text:c="3"/></text:p>
      <text:p text:style-name="P2">3. 5% to health insurance after paying PF <text:s text:c="13"/></text:p>
      <text:p text:style-name="P2">4. 7% to Mutual Funds after paying Health insurance. </text:p>
      <text:p text:style-name="P2">* Now calculate the total amount of money you will get after all these investments in a ye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06:27.401000000</meta:creation-date>
    <meta:editing-duration>PT30S</meta:editing-duration>
    <meta:editing-cycles>2</meta:editing-cycles>
    <meta:generator>LibreOffice/7.1.1.2$Windows_X86_64 LibreOffice_project/fe0b08f4af1bacafe4c7ecc87ce55bb426164676</meta:generator>
    <dc:date>2021-09-27T10:06:48.130000000</dc:date>
    <meta:document-statistic meta:table-count="0" meta:image-count="0" meta:object-count="0" meta:page-count="1" meta:paragraph-count="15" meta:word-count="306" meta:character-count="1613" meta:non-whitespace-character-count="1216"/>
  </office:meta>
</office:document-meta>
</file>